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80" style:font-name="DejaVu Sans Condensed" fo:font-size="24pt" fo:font-weight="bold" officeooo:rsid="000ae609" officeooo:paragraph-rsid="000ae609" style:font-size-asian="24pt" style:font-weight-asian="bold" style:font-size-complex="24pt" style:font-weight-complex="bold"/>
    </style:style>
    <style:style style:name="P2" style:family="paragraph" style:parent-style-name="Standard">
      <style:text-properties fo:color="#000080" style:font-name="DejaVu Sans Condensed" fo:font-size="18pt" fo:font-weight="bold" officeooo:rsid="000ae609" officeooo:paragraph-rsid="000ae60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80" style:font-name="DejaVu Sans Condensed" fo:font-size="18pt" fo:font-weight="bold" officeooo:rsid="000ae609" officeooo:paragraph-rsid="000ae60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80" style:font-name="DejaVu Sans Condensed" fo:font-size="28pt" fo:font-weight="bold" officeooo:rsid="000ae609" officeooo:paragraph-rsid="000ae609" style:font-size-asian="28pt" style:font-weight-asian="bold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ЛЕФОНЫ</text:p>
      <text:p text:style-name="P1">ЭКСТРЕННОЙ ПОМОЩИ</text:p>
      <text:p text:style-name="P2"/>
      <text:p text:style-name="P3">ПОЖАРНАЯ ОХРАНА</text:p>
      <text:p text:style-name="P4">101</text:p>
      <text:p text:style-name="P2"/>
      <text:p text:style-name="P3">ПОЛИЦИЯ</text:p>
      <text:p text:style-name="P4">102</text:p>
      <text:p text:style-name="P2"/>
      <text:p text:style-name="P3">СКОРАЯ МЕДИЦИНСКАЯ ПОМОЩЬ</text:p>
      <text:p text:style-name="P4">103</text:p>
      <text:p text:style-name="P2"/>
      <text:p text:style-name="P3">ЕДИНАЯ СЛУЖБА СПАСЕНИЯ</text:p>
      <text:p text:style-name="P4">112</text:p>
      <text:p text:style-name="P2"/>
      <text:p text:style-name="P3">ДЕЖУРНАЯ ЧАСТЬ</text:p>
      <text:p text:style-name="P3">ОТДЕЛА ПОЛИЦИИ №10</text:p>
      <text:p text:style-name="P4">333-02-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5:53:26.426074421</meta:creation-date>
    <dc:date>2019-03-11T06:04:59.176811679</dc:date>
    <meta:editing-duration>PT1M13S</meta:editing-duration>
    <meta:editing-cycles>1</meta:editing-cycles>
    <meta:generator>LibreOffice/5.3.1.2$Linux_X86_64 LibreOffice_project/30m0$Build-2</meta:generator>
    <meta:document-statistic meta:table-count="0" meta:image-count="0" meta:object-count="0" meta:page-count="1" meta:paragraph-count="13" meta:word-count="22" meta:character-count="147" meta:non-whitespace-character-count="138"/>
  </office:meta>
</office:document-meta>
</file>